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mana2000" svg:font-family="Vemana2000" style:font-pitch="variable"/>
    <style:font-face style:name="Waree" svg:font-family="Waree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8.943cm" style:rel-column-width="30845*"/>
    </style:style>
    <style:style style:name="Table1.B" style:family="table-column">
      <style:table-column-properties style:column-width="2.249cm" style:rel-column-width="7756*"/>
    </style:style>
    <style:style style:name="Table1.C" style:family="table-column">
      <style:table-column-properties style:column-width="2.434cm" style:rel-column-width="8395*"/>
    </style:style>
    <style:style style:name="Table1.D" style:family="table-column">
      <style:table-column-properties style:column-width="5.375cm" style:rel-column-width="18539*"/>
    </style:style>
    <style:style style:name="Table1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none" fo:border-top="none" fo:border-bottom="0.002cm solid #000000"/>
    </style:style>
    <style:style style:name="Table1.D2" style:family="table-cell">
      <style:table-cell-properties fo:padding="0cm" fo:border-left="0.002cm solid #000000" fo:border-right="0.002cm solid #000000" fo:border-top="none" fo:border-bottom="0.002cm solid #000000"/>
    </style:style>
    <style:style style:name="Table1.B3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1.D3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512cm" style:rel-column-width="8663*"/>
    </style:style>
    <style:style style:name="Table2.B" style:family="table-column">
      <style:table-column-properties style:column-width="3.715cm" style:rel-column-width="12812*"/>
    </style:style>
    <style:style style:name="Table2.C" style:family="table-column">
      <style:table-column-properties style:column-width="2.505cm" style:rel-column-width="8639*"/>
    </style:style>
    <style:style style:name="Table2.D" style:family="table-column">
      <style:table-column-properties style:column-width="3.369cm" style:rel-column-width="11620*"/>
    </style:style>
    <style:style style:name="Table2.E" style:family="table-column">
      <style:table-column-properties style:column-width="3.457cm" style:rel-column-width="11924*"/>
    </style:style>
    <style:style style:name="Table2.F" style:family="table-column">
      <style:table-column-properties style:column-width="3.443cm" style:rel-column-width="11877*"/>
    </style:style>
    <style:style style:name="Table2.A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none" fo:border-top="none" fo:border-bottom="0.002cm solid #000000"/>
    </style:style>
    <style:style style:name="Table2.F2" style:family="table-cell">
      <style:table-cell-properties fo:padding="0cm" fo:border-left="0.002cm solid #000000" fo:border-right="0.002cm solid #000000" fo:border-top="none" fo:border-bottom="0.002cm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padding="0cm" fo:border="0.002cm solid #000000"/>
    </style:style>
    <style:style style:name="Table3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padding="0cm" fo:border="0.002cm solid #000000"/>
    </style:style>
    <style:style style:name="Table4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2.484cm" style:rel-column-width="8566*"/>
    </style:style>
    <style:style style:name="Table5.B" style:family="table-column">
      <style:table-column-properties style:column-width="1.379cm" style:rel-column-width="4757*"/>
    </style:style>
    <style:style style:name="Table5.C" style:family="table-column">
      <style:table-column-properties style:column-width="1.746cm" style:rel-column-width="6022*"/>
    </style:style>
    <style:style style:name="Table5.D" style:family="table-column">
      <style:table-column-properties style:column-width="0.446cm" style:rel-column-width="1539*"/>
    </style:style>
    <style:style style:name="Table5.E" style:family="table-column">
      <style:table-column-properties style:column-width="12.945cm" style:rel-column-width="44651*"/>
    </style:style>
    <style:style style:name="Table5.1" style:family="table-row">
      <style:table-row-properties style:min-row-height="0.011cm"/>
    </style:style>
    <style:style style:name="Table5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cm" fo:border="0.002cm solid #000000"/>
    </style:style>
    <style:style style:name="Table5.A2" style:family="table-cell">
      <style:table-cell-properties fo:padding="0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5.E2" style:family="table-cell">
      <style:table-cell-properties fo:padding="0cm" fo:border-left="0.002cm solid #000000" fo:border-right="0.002cm solid #000000" fo:border-top="none" fo:border-bottom="0.002cm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1.695cm" style:rel-column-width="40335*"/>
    </style:style>
    <style:style style:name="Table6.B" style:family="table-column">
      <style:table-column-properties style:column-width="7.306cm" style:rel-column-width="25200*"/>
    </style:style>
    <style:style style:name="Table6.1" style:family="table-row">
      <style:table-row-properties style:min-row-height="0.011cm"/>
    </style:style>
    <style:style style:name="Table6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cm" fo:border="0.002cm solid #000000"/>
    </style:style>
    <style:style style:name="Table6.A2" style:family="table-cell">
      <style:table-cell-properties fo:padding="0cm" fo:border-left="0.002cm solid #000000" fo:border-right="none" fo:border-top="none" fo:border-bottom="0.002cm solid #000000"/>
    </style:style>
    <style:style style:name="Table6.B2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Waree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Waree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Waree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Waree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Waree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Vemana2000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Waree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Waree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style:text-line-through-style="none" fo:font-size="8pt" fo:font-style="normal" style:text-underline-style="none"/>
    </style:style>
    <style:style style:name="P12" style:family="paragraph">
      <style:paragraph-properties fo:text-align="start"/>
      <style:text-properties style:text-line-through-style="none" fo:font-size="6pt" fo:font-style="normal" style:text-underline-style="none"/>
    </style:style>
    <style:style style:name="P13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enctype="multipart/formdata" form:method="post" form:command-type="table" form:control-implementation="ooo:com.sun.star.form.component.Form" office:target-frame="" xlink:href="../../../../../Submit.js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area form:name="lmp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edd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ag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patient_gender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p1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p2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uls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ns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rs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esentingcomplaints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esentingcomplaintsduration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eviousclaim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eviousclaimdat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eviousdiagnosis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didate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policyno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empno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corporate_name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olicysince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oposername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nsurancecompany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v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naesthesia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grade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urgery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lcoholhistory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ustainedinjurydatetime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ustainedinjury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illnesshistory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esentcomplication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lfinflicted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ta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jurycause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rsingchrg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vidercode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admission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urationofstay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assofaccom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mailid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mailid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mobileno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eatingdoctor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bileno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pacoordinator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honeno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city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faxno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location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name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torsign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regno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stamp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sign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emailid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tormobileno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gpal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reatment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_patient_name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ns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hypertension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hypertensionyears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abetes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ardiac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sthma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steoarthritis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ancer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hiv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thers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abetesyears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ardiacyears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asthmayears" form:control-implementation="ooo:com.sun.star.form.component.TextField" form:id="control7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steoarthritisyears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anceryears" form:control-implementation="ooo:com.sun.star.form.component.TextField" form:id="control7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hivyears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thersyears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icuchrg" form:control-implementation="ooo:com.sun.star.form.component.TextField" form:id="control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nsultchrg" form:control-implementation="ooo:com.sun.star.form.component.TextField" form:id="control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naeschrg" form:control-implementation="ooo:com.sun.star.form.component.TextField" form:id="control7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chrg" form:control-implementation="ooo:com.sun.star.form.component.TextField" form:id="control7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vestigationchrg" form:control-implementation="ooo:com.sun.star.form.component.TextField" form:id="control8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mplantchrg" form:control-implementation="ooo:com.sun.star.form.component.TextField" form:id="control8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chrg" form:control-implementation="ooo:com.sun.star.form.component.TextField" form:id="control8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vestigationfindings" form:control-implementation="ooo:com.sun.star.form.component.TextField" form:id="control8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ubmit" form:control-implementation="ooo:com.sun.star.form.component.TextField" form:id="control8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DINDIA HEALTHCARE SERVICES (P) LTD.</text:p>
      <text:p text:style-name="P7">REQUEST FOR PRE-AUTHORIZATION</text:p>
      <text:p text:style-name="P7"/>
      <text:p text:style-name="P7"/>
      <text:p text:style-name="P3"><draw:line text:anchor-type="paragraph" draw:z-index="0" draw:style-name="gr1" draw:text-style-name="P10" svg:x1="0.009cm" svg:y1="0.381cm" svg:x2="18.927cm" svg:y2="0.381cm"><text:p/></draw:line>FOR CASHLESS ASSISTANCE – TOLL FREE NO: 1800 233 4505 <text:s text:c="20"/>FAX NO:020-2530 0030 <text:s text:c="11"/>MOBILE NO: 093 2644 2922</text:p>
      <text:p text:style-name="P3"/>
      <text:p text:style-name="P2"><text:span text:style-name="T1">PART I : TO BE FILLED BY PATIENT/RELATIVE/ATTENDENT : </text:span><text:s text:c="66"/><text:span text:style-name="T1">DATE: </text:span><text:span text:style-name="T1"><draw:control text:anchor-type="as-char" draw:z-index="15" draw:style-name="gr2" draw:text-style-name="P13" svg:width="2.56cm" svg:height="0.451cm" draw:control="control15"/></text:span> 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Name of Patient:<draw:control text:anchor-type="as-char" draw:z-index="16" draw:style-name="gr2" draw:text-style-name="P11" svg:width="5.991cm" svg:height="0.44cm" draw:control="control58"/></text:p>
          </table:table-cell>
          <table:table-cell table:style-name="Table1.A1" office:value-type="string">
            <text:p text:style-name="P8">Age: <draw:control text:anchor-type="as-char" draw:z-index="3" draw:style-name="gr2" draw:text-style-name="P11" svg:width="0.93cm" svg:height="0.44cm" draw:control="control3"/>Yrs</text:p>
          </table:table-cell>
          <table:table-cell table:style-name="Table1.A1" office:value-type="string">
            <text:p text:style-name="P8">Sex: (M/F)<draw:control text:anchor-type="as-char" draw:z-index="4" draw:style-name="gr2" draw:text-style-name="P12" svg:width="0.93cm" svg:height="0.44cm" draw:control="control4"/></text:p>
          </table:table-cell>
          <table:table-cell table:style-name="Table1.D1" office:value-type="string">
            <text:p text:style-name="P8">Name of Proposer:<draw:control text:anchor-type="as-char" draw:z-index="21" draw:style-name="gr2" draw:text-style-name="P11" svg:width="2.701cm" svg:height="0.44cm" draw:control="control20"/></text:p>
          </table:table-cell>
        </table:table-row>
        <table:table-row>
          <table:table-cell table:style-name="Table1.A2" office:value-type="string">
            <text:p text:style-name="P8">Insurance Company:NIA/NIC/OIC/UIIC/RELIANCE/OTHER<draw:control text:anchor-type="as-char" draw:z-index="22" draw:style-name="gr2" draw:text-style-name="P11" svg:width="1.08cm" svg:height="0.431cm" draw:control="control21"/></text:p>
          </table:table-cell>
          <table:table-cell table:style-name="Table1.A2" table:number-columns-spanned="2" office:value-type="string">
            <text:p text:style-name="P8">Policy Since:<draw:control text:anchor-type="as-char" draw:z-index="20" draw:style-name="gr2" draw:text-style-name="P11" svg:width="2.721cm" svg:height="0.431cm" draw:control="control19"/></text:p>
          </table:table-cell>
          <table:covered-table-cell/>
          <table:table-cell table:style-name="Table1.D2" office:value-type="string">
            <text:p text:style-name="P8">MDI ID No <text:s text:c="12"/>:<text:span text:style-name="T1">MDI5-000</text:span></text:p>
          </table:table-cell>
        </table:table-row>
        <table:table-row>
          <table:table-cell table:style-name="Table1.A2" office:value-type="string">
            <text:p text:style-name="P8">Policy No:<draw:control text:anchor-type="as-char" svg:y="-0.3cm" draw:z-index="17" draw:style-name="gr3" draw:text-style-name="P11" svg:width="7.511cm" svg:height="0.44cm" draw:control="control16"/></text:p>
            <text:p text:style-name="P8">[Kindly enclose current &amp; previous year policy copy]</text:p>
          </table:table-cell>
          <table:table-cell table:style-name="Table1.B3" table:number-columns-spanned="2" office:value-type="string">
            <text:p text:style-name="P8">Emp. No :<draw:control text:anchor-type="as-char" draw:z-index="18" draw:style-name="gr2" draw:text-style-name="P11" svg:width="3.181cm" svg:height="0.451cm" draw:control="control17"/></text:p>
          </table:table-cell>
          <table:covered-table-cell/>
          <table:table-cell table:style-name="Table1.D3" office:value-type="string">
            <text:p text:style-name="P8">Corporate Name <text:s text:c="2"/>: <draw:control text:anchor-type="as-char" draw:z-index="19" draw:style-name="gr2" draw:text-style-name="P11" svg:width="2.539cm" svg:height="0.451cm" draw:control="control18"/></text:p>
          </table:table-cell>
        </table:table-row>
        <table:table-row>
          <table:table-cell table:style-name="Table1.D2" table:number-columns-spanned="4" office:value-type="string">
            <text:p text:style-name="P8">Previous Claim/Hospitalization: (Yes/No) <text:s/><draw:control text:anchor-type="as-char" draw:z-index="12" draw:style-name="gr2" draw:text-style-name="P11" svg:width="0.821cm" svg:height="0.44cm" draw:control="control12"/> ,then Date<draw:control text:anchor-type="as-char" draw:z-index="13" draw:style-name="gr2" draw:text-style-name="P11" svg:width="2.56cm" svg:height="0.44cm" draw:control="control13"/>&amp; Diagnosis:<draw:control text:anchor-type="as-char" draw:z-index="14" draw:style-name="gr2" draw:text-style-name="P11" svg:width="6.271cm" svg:height="0.44cm" draw:control="control14"/></text:p>
          </table:table-cell>
          <table:covered-table-cell/>
          <table:covered-table-cell/>
          <table:covered-table-cell/>
        </table:table-row>
      </table:table>
      <text:p text:style-name="P2"/>
      <text:p text:style-name="P4">PART II: TO BE FILLED BY TREATING DOCTOR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8">Presenting Complaints : <draw:control text:anchor-type="as-char" draw:z-index="10" draw:style-name="gr2" draw:text-style-name="P11" svg:width="11.201cm" svg:height="0.431cm" draw:control="control10"/> <text:s/>Duration: <draw:control text:anchor-type="as-char" draw:z-index="11" draw:style-name="gr2" draw:text-style-name="P13" svg:width="2.631cm" svg:height="0.431cm" draw:control="control1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Clinical Findings</text:p>
          </table:table-cell>
          <table:table-cell table:style-name="Table2.A2" office:value-type="string">
            <text:p text:style-name="P8">BP: <draw:control text:anchor-type="as-char" draw:z-index="5" draw:style-name="gr2" draw:text-style-name="P11" svg:width="0.832cm" svg:height="0.431cm" draw:control="control5"/>/ <draw:control text:anchor-type="as-char" svg:y="-0.319cm" draw:z-index="6" draw:style-name="gr3" draw:text-style-name="P11" svg:width="0.56cm" svg:height="0.421cm" draw:control="control6"/> mm of Hg</text:p>
          </table:table-cell>
          <table:table-cell table:style-name="Table2.A2" office:value-type="string">
            <text:p text:style-name="P8">Pulse:<draw:control text:anchor-type="as-char" draw:z-index="7" draw:style-name="gr2" draw:text-style-name="P11" svg:width="0.844cm" svg:height="0.431cm" draw:control="control7"/> /min</text:p>
          </table:table-cell>
          <table:table-cell table:style-name="Table2.A2" office:value-type="string">
            <text:p text:style-name="P8">CVS:<draw:control text:anchor-type="as-char" draw:z-index="59" draw:style-name="gr2" draw:text-style-name="P11" svg:width="2.68cm" svg:height="0.431cm" draw:control="control59"/></text:p>
          </table:table-cell>
          <table:table-cell table:style-name="Table2.A2" office:value-type="string">
            <text:p text:style-name="P8">CNS:<draw:control text:anchor-type="as-char" draw:z-index="8" draw:style-name="gr2" draw:text-style-name="P11" svg:width="2.603cm" svg:height="0.431cm" draw:control="control8"/></text:p>
          </table:table-cell>
          <table:table-cell table:style-name="Table2.F2" office:value-type="string">
            <text:p text:style-name="P8">RS:<draw:control text:anchor-type="as-char" draw:z-index="9" draw:style-name="gr2" draw:text-style-name="P11" svg:width="2.797cm" svg:height="0.431cm" draw:control="control9"/></text:p>
          </table:table-cell>
        </table:table-row>
      </table:table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PROVISIONAL DIAGNOSIS:</text:p>
          </table:table-cell>
        </table:table-row>
        <table:table-row>
          <table:table-cell table:style-name="Table3.A2" office:value-type="string">
            <text:p text:style-name="P8">Treatment: Conservative: Oral: <draw:control text:anchor-type="as-char" draw:z-index="23" draw:style-name="gr2" draw:text-style-name="P11" svg:width="5.594cm" svg:height="0.44cm" draw:control="control57"/> <text:s/>I.V:<draw:control text:anchor-type="as-char" draw:z-index="24" draw:style-name="gr2" draw:text-style-name="P11" svg:width="8.231cm" svg:height="0.44cm" draw:control="control22"/></text:p>
          </table:table-cell>
        </table:table-row>
        <table:table-row>
          <table:table-cell table:style-name="Table3.A2" office:value-type="string">
            <text:p text:style-name="P8">Surgery: <draw:control text:anchor-type="as-char" draw:z-index="27" draw:style-name="gr2" draw:text-style-name="P11" svg:width="3.98cm" svg:height="0.431cm" draw:control="control25"/> Grade:Minor/Intermediate/Major/Supra Major. <text:s/><draw:control text:anchor-type="as-char" draw:z-index="26" draw:style-name="gr2" draw:text-style-name="P11" svg:width="1.892cm" svg:height="0.431cm" draw:control="control24"/> Anaesthesia: GA/LA/SA/EA.<draw:control text:anchor-type="as-char" draw:z-index="25" draw:style-name="gr2" draw:text-style-name="P11" svg:width="1.11cm" svg:height="0.431cm" draw:control="control23"/>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INVESTIGATION FINDINGS CONFIRMING THE <text:s/>DIAGNOSIS:[Kindly enclose reports]</text:p>
          </table:table-cell>
        </table:table-row>
        <table:table-row>
          <table:table-cell table:style-name="Table4.A2" office:value-type="string">
            <text:p text:style-name="P5"><draw:control text:anchor-type="as-char" draw:z-index="83" draw:style-name="gr2" draw:text-style-name="P11" svg:width="18.901cm" svg:height="0.44cm" draw:control="control83"/>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8">PAST HISTORY</text:p>
          </table:table-cell>
          <table:table-cell table:style-name="Table5.A1" office:value-type="string">
            <text:p text:style-name="P8">YES/NO</text:p>
          </table:table-cell>
          <table:table-cell table:style-name="Table5.A1" office:value-type="string">
            <text:p text:style-name="P8">DURATION</text:p>
          </table:table-cell>
          <table:table-cell table:style-name="Table5.A1" office:value-type="string">
            <text:p text:style-name="P8"/>
          </table:table-cell>
          <table:table-cell table:style-name="Table5.E1" office:value-type="string">
            <text:p text:style-name="P8">PERSONAL HISTORY WITH DURATION( YES/NO)</text:p>
          </table:table-cell>
        </table:table-row>
        <table:table-row table:style-name="Table5.1">
          <table:table-cell table:style-name="Table5.A2" office:value-type="string">
            <text:p text:style-name="P8">Hypertension</text:p>
          </table:table-cell>
          <table:table-cell table:style-name="Table5.B2" office:value-type="string">
            <text:p text:style-name="P6"><draw:control text:anchor-type="as-char" draw:z-index="60" draw:style-name="gr2" draw:text-style-name="P11" svg:width="1.211cm" svg:height="0.431cm" draw:control="control60"/></text:p>
          </table:table-cell>
          <table:table-cell table:style-name="Table5.B2" office:value-type="string">
            <text:p text:style-name="P6"><draw:control text:anchor-type="as-char" draw:z-index="61" draw:style-name="gr2" draw:text-style-name="P11" svg:width="1.661cm" svg:height="0.431cm" draw:control="control61"/></text:p>
          </table:table-cell>
          <table:table-cell table:style-name="Table5.A2" office:value-type="string">
            <text:p text:style-name="P8"/>
          </table:table-cell>
          <table:table-cell table:style-name="Table5.E2" office:value-type="string">
            <text:p text:style-name="P8">1] Alcoholism/Smoking/Tobacco Chewing/Gutkha/Drugs. <text:s/><draw:control text:anchor-type="as-char" draw:z-index="28" draw:style-name="gr2" draw:text-style-name="P11" svg:width="4.762cm" svg:height="0.431cm" draw:control="control26"/></text:p>
          </table:table-cell>
        </table:table-row>
        <table:table-row table:style-name="Table5.1">
          <table:table-cell table:style-name="Table5.A2" office:value-type="string">
            <text:p text:style-name="P8">Diabetes</text:p>
          </table:table-cell>
          <table:table-cell table:style-name="Table5.B2" office:value-type="string">
            <text:p text:style-name="P6"><draw:control text:anchor-type="as-char" draw:z-index="62" draw:style-name="gr2" draw:text-style-name="P11" svg:width="1.211cm" svg:height="0.431cm" draw:control="control62"/></text:p>
          </table:table-cell>
          <table:table-cell table:style-name="Table5.B2" office:value-type="string">
            <text:p text:style-name="P6"><draw:control text:anchor-type="as-char" draw:z-index="69" draw:style-name="gr2" draw:text-style-name="P11" svg:width="1.661cm" svg:height="0.431cm" draw:control="control69"/></text:p>
          </table:table-cell>
          <table:table-cell table:style-name="Table5.A2" office:value-type="string">
            <text:p text:style-name="P8"/>
          </table:table-cell>
          <table:table-cell table:style-name="Table5.E2" office:value-type="string">
            <text:p text:style-name="P8">2]History of past illness relevant to present illness . <draw:control text:anchor-type="as-char" draw:z-index="31" draw:style-name="gr2" draw:text-style-name="P11" svg:width="5.527cm" svg:height="0.44cm" draw:control="control29"/></text:p>
          </table:table-cell>
        </table:table-row>
        <table:table-row table:style-name="Table5.1">
          <table:table-cell table:style-name="Table5.A2" office:value-type="string">
            <text:p text:style-name="P8">Cardiac Ailments</text:p>
          </table:table-cell>
          <table:table-cell table:style-name="Table5.B2" office:value-type="string">
            <text:p text:style-name="P6"><draw:control text:anchor-type="as-char" draw:z-index="63" draw:style-name="gr2" draw:text-style-name="P11" svg:width="1.211cm" svg:height="0.431cm" draw:control="control63"/></text:p>
          </table:table-cell>
          <table:table-cell table:style-name="Table5.B2" office:value-type="string">
            <text:p text:style-name="P6"><draw:control text:anchor-type="as-char" draw:z-index="70" draw:style-name="gr2" draw:text-style-name="P11" svg:width="1.661cm" svg:height="0.431cm" draw:control="control70"/></text:p>
          </table:table-cell>
          <table:table-cell table:style-name="Table5.A2" office:value-type="string">
            <text:p text:style-name="P8"/>
          </table:table-cell>
          <table:table-cell table:style-name="Table5.E2" office:value-type="string">
            <text:p text:style-name="P8">3]Present ailment is a complication of pre-existing disease/injury/surgery? <text:s/><draw:control text:anchor-type="as-char" draw:z-index="32" draw:style-name="gr2" draw:text-style-name="P11" svg:width="2.197cm" svg:height="0.431cm" draw:control="control30"/></text:p>
          </table:table-cell>
        </table:table-row>
        <table:table-row table:style-name="Table5.1">
          <table:table-cell table:style-name="Table5.A2" office:value-type="string">
            <text:p text:style-name="P8">Asthma/COPD</text:p>
          </table:table-cell>
          <table:table-cell table:style-name="Table5.B2" office:value-type="string">
            <text:p text:style-name="P6"><draw:control text:anchor-type="as-char" draw:z-index="64" draw:style-name="gr2" draw:text-style-name="P11" svg:width="1.211cm" svg:height="0.421cm" draw:control="control64"/></text:p>
          </table:table-cell>
          <table:table-cell table:style-name="Table5.B2" office:value-type="string">
            <text:p text:style-name="P6"><draw:control text:anchor-type="as-char" draw:z-index="71" draw:style-name="gr2" draw:text-style-name="P11" svg:width="1.661cm" svg:height="0.421cm" draw:control="control71"/></text:p>
          </table:table-cell>
          <table:table-cell table:style-name="Table5.A2" office:value-type="string">
            <text:p text:style-name="P8"/>
          </table:table-cell>
          <table:table-cell table:style-name="Table5.E2" office:value-type="string">
            <text:p text:style-name="P8">4]Is the disease/injury self inflicted? <text:s text:c="2"/><draw:control text:anchor-type="as-char" draw:z-index="33" draw:style-name="gr2" draw:text-style-name="P11" svg:width="7.541cm" svg:height="0.421cm" draw:control="control31"/></text:p>
          </table:table-cell>
        </table:table-row>
        <table:table-row table:style-name="Table5.1">
          <table:table-cell table:style-name="Table5.A2" office:value-type="string">
            <text:p text:style-name="P8">Osteoarthritis</text:p>
          </table:table-cell>
          <table:table-cell table:style-name="Table5.B2" office:value-type="string">
            <text:p text:style-name="P6"><draw:control text:anchor-type="as-char" draw:z-index="65" draw:style-name="gr2" draw:text-style-name="P11" svg:width="1.211cm" svg:height="0.421cm" draw:control="control65"/></text:p>
          </table:table-cell>
          <table:table-cell table:style-name="Table5.B2" office:value-type="string">
            <text:p text:style-name="P6"><draw:control text:anchor-type="as-char" draw:z-index="72" draw:style-name="gr2" draw:text-style-name="P11" svg:width="1.661cm" svg:height="0.421cm" draw:control="control72"/></text:p>
          </table:table-cell>
          <table:table-cell table:style-name="Table5.A2" office:value-type="string">
            <text:p text:style-name="P8"/>
          </table:table-cell>
          <table:table-cell table:style-name="Table5.E2" office:value-type="string">
            <text:p text:style-name="P8">MANDATORY: A] In case of RTA – 1]MLC / FIR [Kindly enclose the copy] <text:s text:c="2"/><draw:control text:anchor-type="as-char" draw:z-index="34" draw:style-name="gr2" draw:text-style-name="P11" svg:width="2.56cm" svg:height="0.421cm" draw:control="control32"/></text:p>
          </table:table-cell>
        </table:table-row>
        <table:table-row table:style-name="Table5.1">
          <table:table-cell table:style-name="Table5.A2" office:value-type="string">
            <text:p text:style-name="P8">Cancer</text:p>
          </table:table-cell>
          <table:table-cell table:style-name="Table5.B2" office:value-type="string">
            <text:p text:style-name="P6"><draw:control text:anchor-type="as-char" draw:z-index="66" draw:style-name="gr2" draw:text-style-name="P11" svg:width="1.211cm" svg:height="0.431cm" draw:control="control66"/></text:p>
          </table:table-cell>
          <table:table-cell table:style-name="Table5.B2" office:value-type="string">
            <text:p text:style-name="P6"><draw:control text:anchor-type="as-char" draw:z-index="73" draw:style-name="gr2" draw:text-style-name="P11" svg:width="1.661cm" svg:height="0.431cm" draw:control="control73"/></text:p>
          </table:table-cell>
          <table:table-cell table:style-name="Table5.A2" office:value-type="string">
            <text:p text:style-name="P8"/>
          </table:table-cell>
          <table:table-cell table:style-name="Table5.E2" office:value-type="string">
            <text:p text:style-name="P8">2]Is the injury caused directly or indirectly due to use of alcohol / drugs? <text:s/><draw:control text:anchor-type="as-char" draw:z-index="35" draw:style-name="gr2" draw:text-style-name="P11" svg:width="2.461cm" svg:height="0.421cm" draw:control="control33"/></text:p>
          </table:table-cell>
        </table:table-row>
        <table:table-row table:style-name="Table5.1">
          <table:table-cell table:style-name="Table5.A2" office:value-type="string">
            <text:p text:style-name="P8">HIV I &amp; II</text:p>
          </table:table-cell>
          <table:table-cell table:style-name="Table5.B2" office:value-type="string">
            <text:p text:style-name="P6"><draw:control text:anchor-type="as-char" draw:z-index="67" draw:style-name="gr2" draw:text-style-name="P11" svg:width="1.211cm" svg:height="0.431cm" draw:control="control67"/></text:p>
          </table:table-cell>
          <table:table-cell table:style-name="Table5.B2" office:value-type="string">
            <text:p text:style-name="P6"><draw:control text:anchor-type="as-char" draw:z-index="74" draw:style-name="gr2" draw:text-style-name="P11" svg:width="1.661cm" svg:height="0.431cm" draw:control="control74"/></text:p>
          </table:table-cell>
          <table:table-cell table:style-name="Table5.A2" office:value-type="string">
            <text:p text:style-name="P8"/>
          </table:table-cell>
          <table:table-cell table:style-name="Table5.E2" office:value-type="string">
            <text:p text:style-name="P8">3]Cause of Injury sustained:<draw:control text:anchor-type="as-char" draw:z-index="30" draw:style-name="gr2" draw:text-style-name="P11" svg:width="3.641cm" svg:height="0.421cm" draw:control="control28"/> 4]Date &amp; Time:<draw:control text:anchor-type="as-char" draw:z-index="29" draw:style-name="gr2" draw:text-style-name="P11" svg:width="3.04cm" svg:height="0.421cm" draw:control="control27"/></text:p>
          </table:table-cell>
        </table:table-row>
        <table:table-row>
          <table:table-cell table:style-name="Table5.A2" office:value-type="string">
            <text:p text:style-name="P8">Others</text:p>
          </table:table-cell>
          <table:table-cell table:style-name="Table5.B2" office:value-type="string">
            <text:p text:style-name="P6"><draw:control text:anchor-type="as-char" draw:z-index="68" draw:style-name="gr2" draw:text-style-name="P11" svg:width="1.211cm" svg:height="0.431cm" draw:control="control68"/></text:p>
          </table:table-cell>
          <table:table-cell table:style-name="Table5.B2" office:value-type="string">
            <text:p text:style-name="P6"><draw:control text:anchor-type="as-char" draw:z-index="75" draw:style-name="gr2" draw:text-style-name="P11" svg:width="1.661cm" svg:height="0.431cm" draw:control="control75"/></text:p>
          </table:table-cell>
          <table:table-cell table:style-name="Table5.A2" office:value-type="string">
            <text:p text:style-name="P8"/>
          </table:table-cell>
          <table:table-cell table:style-name="Table5.E2" office:value-type="string">
            <text:p text:style-name="P8">B]In case of Maternity- 1]LMP: <text:s/><draw:control text:anchor-type="as-char" draw:z-index="1" draw:style-name="gr2" draw:text-style-name="P11" svg:width="1.02cm" svg:height="0.421cm" draw:control="control1"/> 2]EDD:<draw:control text:anchor-type="as-char" draw:z-index="2" draw:style-name="gr2" draw:text-style-name="P11" svg:width="1.08cm" svg:height="0.421cm" draw:control="control2"/> 3]G_____P______A______L______<draw:control text:anchor-type="as-char" draw:z-index="58" draw:style-name="gr2" draw:text-style-name="P11" svg:width="0.87cm" svg:height="0.421cm" draw:control="control56"/></text:p>
          </table:table-cell>
        </table:table-row>
      </table:table>
      <text:p text:style-name="P2"/>
      <text:p text:style-name="P4">PART III: TO BE FILLED BY HOSPITAL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Name of Hopital:<draw:control text:anchor-type="as-char" draw:z-index="51" draw:style-name="gr2" draw:text-style-name="P11" svg:width="9.198cm" svg:height="0.431cm" draw:control="control49"/></text:p>
          </table:table-cell>
          <table:table-cell table:style-name="Table6.B1" office:value-type="string">
            <text:p text:style-name="P8">Room+Nursing Charges <text:s text:c="4"/>=Rs <draw:control text:anchor-type="as-char" draw:z-index="36" draw:style-name="gr2" draw:text-style-name="P11" svg:width="1.721cm" svg:height="0.431cm" draw:control="control34"/> <text:s/>/day <text:s text:c="39"/></text:p>
          </table:table-cell>
        </table:table-row>
        <table:table-row table:style-name="Table6.1">
          <table:table-cell table:style-name="Table6.A2" office:value-type="string">
            <text:p text:style-name="P8">Location:<draw:control text:anchor-type="as-char" draw:z-index="50" draw:style-name="gr2" draw:text-style-name="P11" svg:width="4.301cm" svg:height="0.421cm" draw:control="control48"/> <text:s text:c="2"/>Provider Code:<draw:control text:anchor-type="as-char" draw:z-index="37" draw:style-name="gr2" draw:text-style-name="P11" svg:width="3.551cm" svg:height="0.421cm" draw:control="control35"/></text:p>
          </table:table-cell>
          <table:table-cell table:style-name="Table6.B2" office:value-type="string">
            <text:p text:style-name="P8">ICU+Nursing Charges <text:s text:c="8"/>=Rs<draw:control text:anchor-type="as-char" draw:z-index="76" draw:style-name="gr2" draw:text-style-name="P11" svg:width="1.721cm" svg:height="0.421cm" draw:control="control76"/> <text:s text:c="2"/>/day <text:s text:c="20"/></text:p>
          </table:table-cell>
        </table:table-row>
        <table:table-row table:style-name="Table6.1">
          <table:table-cell table:style-name="Table6.A2" office:value-type="string">
            <text:p text:style-name="P8">City: <draw:control text:anchor-type="as-char" draw:z-index="48" draw:style-name="gr2" draw:text-style-name="P11" svg:width="2.95cm" svg:height="0.421cm" draw:control="control46"/> <text:s/>Fax No: <text:s/><draw:control text:anchor-type="as-char" draw:z-index="49" draw:style-name="gr2" draw:text-style-name="P11" svg:width="2.061cm" svg:height="0.421cm" draw:control="control47"/> Date of Admission:<draw:control text:anchor-type="as-char" draw:z-index="38" draw:style-name="gr2" draw:text-style-name="P11" svg:width="1.721cm" svg:height="0.421cm" draw:control="control36"/></text:p>
          </table:table-cell>
          <table:table-cell table:style-name="Table6.B2" office:value-type="string">
            <text:p text:style-name="P8">Consultation Charges <text:s text:c="8"/>=Rs<draw:control text:anchor-type="as-char" draw:z-index="77" draw:style-name="gr2" draw:text-style-name="P11" svg:width="1.721cm" svg:height="0.421cm" draw:control="control77"/> <text:s text:c="2"/>/day</text:p>
          </table:table-cell>
        </table:table-row>
        <table:table-row table:style-name="Table6.1">
          <table:table-cell table:style-name="Table6.A2" office:value-type="string">
            <text:p text:style-name="P8">Phone No: <text:s/><draw:control text:anchor-type="as-char" draw:z-index="47" draw:style-name="gr2" draw:text-style-name="P11" svg:width="2.8cm" svg:height="0.431cm" draw:control="control45"/> <text:s text:c="15"/>Duration of Stay:<draw:control text:anchor-type="as-char" draw:z-index="39" draw:style-name="gr2" draw:text-style-name="P11" svg:width="3.282cm" svg:height="0.431cm" draw:control="control37"/></text:p>
          </table:table-cell>
          <table:table-cell table:style-name="Table6.B2" office:value-type="string">
            <text:p text:style-name="P8">Surgeon+Anaest Charges <text:s/>=Rs<draw:control text:anchor-type="as-char" draw:z-index="78" draw:style-name="gr2" draw:text-style-name="P11" svg:width="1.721cm" svg:height="0.431cm" draw:control="control78"/> <text:s text:c="3"/></text:p>
          </table:table-cell>
        </table:table-row>
        <table:table-row table:style-name="Table6.1">
          <table:table-cell table:style-name="Table6.A2" office:value-type="string">
            <text:p text:style-name="P8">Name of TPA Co-ordinator: <draw:control text:anchor-type="as-char" draw:z-index="46" draw:style-name="gr2" draw:text-style-name="P11" svg:width="1.721cm" svg:height="0.421cm" draw:control="control44"/> <text:s text:c="2"/>Class of Accomodation:<draw:control text:anchor-type="as-char" draw:z-index="40" draw:style-name="gr2" draw:text-style-name="P11" svg:width="2.47cm" svg:height="0.421cm" draw:control="control38"/></text:p>
          </table:table-cell>
          <table:table-cell table:style-name="Table6.B2" office:value-type="string">
            <text:p text:style-name="P8">Surgery+O.T. Charges <text:s text:c="6"/>=Rs<draw:control text:anchor-type="as-char" draw:z-index="79" draw:style-name="gr2" draw:text-style-name="P11" svg:width="1.721cm" svg:height="0.431cm" draw:control="control79"/> <text:s text:c="3"/></text:p>
          </table:table-cell>
        </table:table-row>
        <table:table-row table:style-name="Table6.1">
          <table:table-cell table:style-name="Table6.A2" office:value-type="string">
            <text:p text:style-name="P8">Mobile No: <draw:control text:anchor-type="as-char" draw:z-index="45" draw:style-name="gr2" draw:text-style-name="P11" svg:width="3.851cm" svg:height="0.431cm" draw:control="control43"/> <text:s text:c="4"/>Hospital E-Mail ID:<draw:control text:anchor-type="as-char" draw:z-index="41" draw:style-name="gr2" draw:text-style-name="P11" svg:width="2.761cm" svg:height="0.431cm" draw:control="control39"/></text:p>
          </table:table-cell>
          <table:table-cell table:style-name="Table6.B2" office:value-type="string">
            <text:p text:style-name="P8">Investigation Charges <text:s text:c="7"/>=Rs<draw:control text:anchor-type="as-char" draw:z-index="80" draw:style-name="gr2" draw:text-style-name="P11" svg:width="1.721cm" svg:height="0.431cm" draw:control="control80"/> <text:s text:c="3"/></text:p>
          </table:table-cell>
        </table:table-row>
        <table:table-row table:style-name="Table6.1">
          <table:table-cell table:style-name="Table6.A2" office:value-type="string">
            <text:p text:style-name="P8">Name of Ttreating Doctor:<draw:control text:anchor-type="as-char" draw:z-index="44" draw:style-name="gr2" draw:text-style-name="P11" svg:width="7.681cm" svg:height="0.431cm" draw:control="control42"/></text:p>
          </table:table-cell>
          <table:table-cell table:style-name="Table6.B2" office:value-type="string">
            <text:p text:style-name="P8">Medicine/Implant Charges =Rs<draw:control text:anchor-type="as-char" draw:z-index="81" draw:style-name="gr2" draw:text-style-name="P11" svg:width="1.721cm" svg:height="0.431cm" draw:control="control81"/> <text:s text:c="3"/></text:p>
          </table:table-cell>
        </table:table-row>
        <table:table-row table:style-name="Table6.1">
          <table:table-cell table:style-name="Table6.A2" office:value-type="string">
            <text:p text:style-name="P8">Mobile No: <text:s/><draw:control text:anchor-type="as-char" draw:z-index="43" draw:style-name="gr2" draw:text-style-name="P11" svg:width="4.021cm" svg:height="0.44cm" draw:control="control41"/> <text:s/>E-Mail ID:<draw:control text:anchor-type="as-char" draw:z-index="42" draw:style-name="gr2" draw:text-style-name="P11" svg:width="4.271cm" svg:height="0.44cm" draw:control="control40"/></text:p>
          </table:table-cell>
          <table:table-cell table:style-name="Table6.B2" office:value-type="string">
            <text:p text:style-name="P8">Total Charges <text:s text:c="19"/>=Rs<draw:control text:anchor-type="as-char" draw:z-index="82" draw:style-name="gr2" draw:text-style-name="P11" svg:width="1.721cm" svg:height="0.431cm" draw:control="control82"/> <text:s text:c="3"/></text:p>
          </table:table-cell>
        </table:table-row>
      </table:table>
      <text:p text:style-name="P2"><text:span text:style-name="T1">HOSPITAL DECLARATION:</text:span> MDIndia will not be held liable for payment in the event of any discrepancy between the facts presented at the time of admission &amp; in final documents submission.</text:p>
      <text:p text:style-name="P2"/>
      <text:p text:style-name="P2">Signature of Treating Doctor: <text:s text:c="2"/><draw:control text:anchor-type="as-char" draw:z-index="52" draw:style-name="gr2" draw:text-style-name="P11" svg:width="3.941cm" svg:height="0.451cm" draw:control="control50"/> Registration No: <draw:control text:anchor-type="as-char" draw:z-index="53" draw:style-name="gr2" draw:text-style-name="P11" svg:width="2.17cm" svg:height="0.451cm" draw:control="control51"/> Rubber Stamp of Hospital:<draw:control text:anchor-type="as-char" draw:z-index="54" draw:style-name="gr2" draw:text-style-name="P11" svg:width="2.054cm" svg:height="0.451cm" draw:control="control52"/></text:p>
      <text:p text:style-name="P2"/>
      <text:p text:style-name="P2"><text:span text:style-name="T1">INSURED [PATIENT] CONSENT:</text:span> I have “No Objection” to MDIndia obtaining the details of my treatment / collecting documents &amp; hereby authorize MDIndia to Settle the hospital bill and reimburse itself / receive the amount from my claim receivable from the insurance company. I/ We agree to pay the cost of Hospitalization if authorization given by TPA becomes null and void due disclosure of wrong and incorrect information regarding the nature, duration &amp; past history of all ailments. This consent is also final discharge for hospitalization part of the claim where it has affected the payment. I reserve the right to submit Pre/post hospitalization claims seperately and when required as per the policy terms and conditions.</text:p>
      <text:p text:style-name="P2"/>
      <text:p text:style-name="P2"><draw:control text:anchor-type="paragraph" draw:z-index="84" draw:style-name="gr4" draw:text-style-name="P13" svg:width="3.687cm" svg:height="0.53cm" svg:x="6.853cm" svg:y="0.728cm" draw:control="control84"/>Patient's Signature:<draw:control text:anchor-type="as-char" draw:z-index="55" draw:style-name="gr2" draw:text-style-name="P11" svg:width="4.991cm" svg:height="0.451cm" draw:control="control53"/> E-mail ID: <draw:control text:anchor-type="as-char" draw:z-index="56" draw:style-name="gr2" draw:text-style-name="P11" svg:width="3.661cm" svg:height="0.451cm" draw:control="control54"/> Mobile No:<draw:control text:anchor-type="as-char" draw:z-index="57" draw:style-name="gr2" draw:text-style-name="P11" svg:width="4.13cm" svg:height="0.451cm" draw:control="control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mana2000" svg:font-family="Vemana2000" style:font-pitch="variable"/>
    <style:font-face style:name="Waree" svg:font-family="Waree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insta</meta:initial-creator>
    <meta:creation-date>2009-05-28T18:51:35</meta:creation-date>
    <dc:creator>Pragna P</dc:creator>
    <dc:date>2010-02-08T17:08:41</dc:date>
    <meta:editing-cycles>135</meta:editing-cycles>
    <meta:editing-duration>PT10H1M55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1" meta:paragraph-count="86" meta:word-count="477" meta:character-count="3360"/>
  </office:meta>
</office:document-meta>
</file>